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Bookman Old Style" svg:font-family="'Bookman Old Style'" style:font-family-generic="roman" style:font-pitch="variable"/>
    <style:font-face style:name="Bookman Old Style1" svg:font-family="'Bookman Old Style'"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tab-stop style:position="4.193cm"/>
        </style:tab-stops>
      </style:paragraph-properties>
      <style:text-properties style:text-underline-style="none" fo:font-weight="bold" officeooo:rsid="00287bef" officeooo:paragraph-rsid="00287bef" style:font-weight-asian="bold" style:font-weight-complex="bold"/>
    </style:style>
    <style:style style:name="P2" style:family="paragraph" style:parent-style-name="Standard">
      <style:paragraph-properties>
        <style:tab-stops>
          <style:tab-stop style:position="4.193cm"/>
        </style:tab-stops>
      </style:paragraph-properties>
      <style:text-properties style:text-underline-style="none" fo:font-weight="bold" officeooo:rsid="00287bef" officeooo:paragraph-rsid="002fc134" style:font-weight-asian="bold" style:font-weight-complex="bold"/>
    </style:style>
    <style:style style:name="P3" style:family="paragraph" style:parent-style-name="Standard">
      <style:paragraph-properties>
        <style:tab-stops>
          <style:tab-stop style:position="4.193cm"/>
        </style:tab-stops>
      </style:paragraph-properties>
      <style:text-properties style:text-underline-style="none" fo:font-weight="bold" officeooo:rsid="002fc134" officeooo:paragraph-rsid="002fc134" style:font-weight-asian="bold" style:font-weight-complex="bold"/>
    </style:style>
    <style:style style:name="P4" style:family="paragraph" style:parent-style-name="Standard">
      <style:paragraph-properties>
        <style:tab-stops>
          <style:tab-stop style:position="4.193cm"/>
        </style:tab-stops>
      </style:paragraph-properties>
      <style:text-properties style:text-underline-style="none" fo:font-weight="bold" officeooo:rsid="0031ab9d" officeooo:paragraph-rsid="0031ab9d" style:font-weight-asian="bold" style:font-weight-complex="bold"/>
    </style:style>
    <style:style style:name="P5" style:family="paragraph" style:parent-style-name="Standard">
      <style:paragraph-properties>
        <style:tab-stops>
          <style:tab-stop style:position="4.193cm"/>
        </style:tab-stops>
      </style:paragraph-properties>
      <style:text-properties style:text-underline-style="none" fo:font-weight="normal" officeooo:rsid="00266616" officeooo:paragraph-rsid="00266616" style:font-weight-asian="normal" style:font-weight-complex="normal"/>
    </style:style>
    <style:style style:name="P6" style:family="paragraph" style:parent-style-name="Standard">
      <style:paragraph-properties>
        <style:tab-stops>
          <style:tab-stop style:position="4.193cm"/>
        </style:tab-stops>
      </style:paragraph-properties>
      <style:text-properties style:text-underline-style="none" fo:font-weight="normal" officeooo:rsid="00268c3e" officeooo:paragraph-rsid="00268c3e" style:font-weight-asian="normal" style:font-weight-complex="normal"/>
    </style:style>
    <style:style style:name="P7" style:family="paragraph" style:parent-style-name="Standard">
      <style:paragraph-properties>
        <style:tab-stops>
          <style:tab-stop style:position="4.193cm"/>
        </style:tab-stops>
      </style:paragraph-properties>
      <style:text-properties style:text-underline-style="none" fo:font-weight="normal" officeooo:rsid="00287bef" officeooo:paragraph-rsid="00287bef" style:font-weight-asian="normal" style:font-weight-complex="normal"/>
    </style:style>
    <style:style style:name="P8" style:family="paragraph" style:parent-style-name="Standard">
      <style:paragraph-properties>
        <style:tab-stops>
          <style:tab-stop style:position="4.193cm"/>
        </style:tab-stops>
      </style:paragraph-properties>
      <style:text-properties style:text-underline-style="none" fo:font-weight="normal" officeooo:rsid="002fc134" officeooo:paragraph-rsid="002fc134" style:font-weight-asian="normal" style:font-weight-complex="normal"/>
    </style:style>
    <style:style style:name="P9" style:family="paragraph" style:parent-style-name="Standard">
      <style:paragraph-properties>
        <style:tab-stops>
          <style:tab-stop style:position="4.193cm"/>
        </style:tab-stops>
      </style:paragraph-properties>
      <style:text-properties style:text-underline-style="none" fo:font-weight="normal" officeooo:rsid="0031ab9d" officeooo:paragraph-rsid="002fc134" style:font-weight-asian="normal" style:font-weight-complex="normal"/>
    </style:style>
    <style:style style:name="P10" style:family="paragraph" style:parent-style-name="Standard">
      <style:paragraph-properties>
        <style:tab-stops>
          <style:tab-stop style:position="4.193cm"/>
        </style:tab-stops>
      </style:paragraph-properties>
      <style:text-properties style:text-underline-style="none" fo:font-weight="normal" officeooo:rsid="0031ab9d" officeooo:paragraph-rsid="0031ab9d" style:font-weight-asian="normal" style:font-weight-complex="normal"/>
    </style:style>
    <style:style style:name="P11" style:family="paragraph" style:parent-style-name="Standard">
      <style:paragraph-properties>
        <style:tab-stops>
          <style:tab-stop style:position="4.193cm"/>
        </style:tab-stops>
      </style:paragraph-properties>
      <style:text-properties style:text-underline-style="none" fo:font-weight="bold" officeooo:rsid="00268c3e" officeooo:paragraph-rsid="00268c3e" style:font-weight-asian="bold" style:font-weight-complex="bold"/>
    </style:style>
    <style:style style:name="P12" style:family="paragraph" style:parent-style-name="Standard">
      <style:paragraph-properties>
        <style:tab-stops>
          <style:tab-stop style:position="4.193cm"/>
        </style:tab-stops>
      </style:paragraph-properties>
      <style:text-properties style:text-underline-style="none" fo:font-weight="bold" officeooo:rsid="003258da" officeooo:paragraph-rsid="003258da" style:font-weight-asian="bold" style:font-weight-complex="bold"/>
    </style:style>
    <style:style style:name="P13" style:family="paragraph" style:parent-style-name="Standard">
      <style:paragraph-properties>
        <style:tab-stops>
          <style:tab-stop style:position="4.193cm"/>
        </style:tab-stops>
      </style:paragraph-properties>
      <style:text-properties style:text-underline-style="none" fo:font-weight="normal" officeooo:rsid="0031ab9d" officeooo:paragraph-rsid="0031ab9d" style:font-weight-asian="normal" style:font-weight-complex="normal"/>
    </style:style>
    <style:style style:name="P14" style:family="paragraph" style:parent-style-name="Standard">
      <style:paragraph-properties>
        <style:tab-stops>
          <style:tab-stop style:position="4.193cm"/>
        </style:tab-stops>
      </style:paragraph-properties>
      <style:text-properties style:text-underline-style="none" fo:font-weight="normal" officeooo:rsid="0031e7d7" officeooo:paragraph-rsid="0031e7d7" style:font-weight-asian="normal" style:font-weight-complex="normal"/>
    </style:style>
    <style:style style:name="P15" style:family="paragraph" style:parent-style-name="Standard">
      <style:paragraph-properties>
        <style:tab-stops>
          <style:tab-stop style:position="4.193cm"/>
        </style:tab-stops>
      </style:paragraph-properties>
      <style:text-properties style:text-underline-style="none" fo:font-weight="normal" officeooo:rsid="003258da" officeooo:paragraph-rsid="003258da" style:font-weight-asian="normal" style:font-weight-complex="normal"/>
    </style:style>
    <style:style style:name="T1" style:family="text">
      <style:text-properties officeooo:rsid="002fc134"/>
    </style:style>
    <style:style style:name="T2" style:family="text">
      <style:text-properties fo:font-weight="normal" style:font-weight-asian="normal" style:font-weight-complex="normal"/>
    </style:style>
    <style:style style:name="T3" style:family="text">
      <style:text-properties officeooo:rsid="0031e7d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6/24</text:p>
      <text:p text:style-name="P6">Ando en proceso de arreglar errores, especialmente en SDKs mas actuales, por que yo tenia pensado este proyecto para ser especialmente compatible con los SDKs viejos, por eso uso funciones deprecadas (Que no funcionan en SDKs nuevos), ahora mismo ando añadiendo casos para que los nuevos SDKs puedan ejecutar la aplicación, aun que aun así no puedo asegurar que funcione todo al 100% en nuevos dispositivos.</text:p>
      <text:p text:style-name="P6">De paso ando pensando en reciclar el afiche del año pasado y hacer hojas recicladas para hacer un libro en donde estará este diario de campo.</text:p>
      <text:p text:style-name="P6">Hoy debería terminar de hacer este paso antes de continuar con lo mas importante (y difícil) de estos días.</text:p>
      <text:p text:style-name="P6">Andaría necesitando también tener acceso a 4 bytes al inicio de los paquetes USB/TCP e interpretarlos en un unsigned integer, puedo, e hice, hacerlo entre c++ y c++, pero no tengo idea como se podría hacer entre c++ y kotlin, yo creo que se puede hacer tranquilamente, pero entre abstracciones que tienen java y mas aun kotlin, no tengo idea si me permitirían interpretar literalmente 4 bytes en un unsigned integer o tengo que usar alguna herramienta o seguir algún procedimiento.</text:p>
      <text:p text:style-name="P6"/>
      <text:p text:style-name="P1">9/6/24</text:p>
      <text:p text:style-name="P7">Estuve haciendo lo del header en el paquete USB, tuve miles de problemas así que decidí que solo estuviera disponible en el método TCP. Luego de eso arregle errores y anduve viendo como funciona en VM’s.</text:p>
      <text:p text:style-name="P7">Estoy pensando en reemplazar el método que estoy utilizando para obtener la imagen a favor de usar OpenCV.<text:line-break/><text:line-break/>Hablando de OpenCV, no parece que puedo incluir todos los archivos necesarios de forma autocontenida, así que lo puse en la carpeta de build, aun que eso si, no puedo colocar los archivos de visual c++.<text:line-break/><text:line-break/>Ando también cortando y mojando hojas que no uso para luego hacer hojas recicladas.</text:p>
      <text:p text:style-name="P7"/>
      <text:p text:style-name="P1">10/6/24</text:p>
      <text:p text:style-name="P7">Hoy empece a ver lo de los errores, descubrí que no puedo arreglar mucho el error en donde no me puedo conectar a un dispositivo que ya esta en modo accesorio antes de que la aplicación se lo pida.<text:line-break/><text:line-break/>Empezare a trabajar en lo de Mouse bitmap.</text:p>
      <text:p text:style-name="P7">Al final logre algo, pude obtener el bitmap del Mouse copiandolo en el handler que tenia, la cosa es que lo estaba viendo desde mi celular y veía como se estaba duplicando, yo pensé que eso solo estaba en el celular y seria fácil de arreglar (Como reiniciar el handler cada vez), pero luego me di cuenta que estaba escribiendo directamente en el escritorio, voy a ver si puedo ir y hacer una copia del escritorio o algo así para no modificar el original.<text:line-break/><text:line-break/><text:soft-page-break/>y de paso me encontré otro error para arregla.<text:line-break/><text:line-break/>Al final lo logre, no tuve mucho para modificar, al final no me acordaba que había copiado los datos del handler del escritorio a otro compatible, podía usar ese una vez ya haya pasado los datos de imagen y pegar el cursor, y ya funciona bien.</text:p>
      <text:p text:style-name="P7">Ahora se puede ver el Mouse en el celular (Y todos sus modos como el de seleccionar, etc).</text:p>
      <text:p text:style-name="P7">Ando planeando la UI, me parece que en Gabinator Desktop lo haré un archivo de texto en donde diga USB o TCP (Seria ultra fácil hacer esto, leer 3 bytes de un archivo) y en Android implementaría, ademas de usar OpenCV para mostrar imágenes (Si es similar OpenCV de Android a OpenCV de Windows, entonces esto también sera fácil) e implementar antes una pantalla para elegir USB o TCP.<text:line-break/>Pero esto se detuvo por que tuve 10000 errores de re-definiciones de OpenCV.</text:p>
      <text:p text:style-name="P7"/>
      <text:p text:style-name="P2">1<text:span text:style-name="T1">2</text:span>/6/24</text:p>
      <text:p text:style-name="P8">Estuve investigando mucho y determine que no valía la pena hacer lo del TCP ahora, por que yo quería implementar un sistema como Miracast o Chromecast, pero parece que es muy difícil para hacerlo y tenerlo estable para cuando lo tenga que entregar, y de paso por que tengo que arreglar problemas de compatibilidad antes.</text:p>
      <text:p text:style-name="P8"/>
      <text:p text:style-name="P3">14/6/24</text:p>
      <text:p text:style-name="P8">Empece a hacer los afiches y a imprimir los diarios de campos, aprovechando el f<text:span text:style-name="T3">i</text:span>nde largo para terminar algunas cosas. Ademas el logo esta hecho, esta la garita de mi hermana ahí.</text:p>
      <text:p text:style-name="P3"/>
      <text:p text:style-name="P3">18/6/24</text:p>
      <text:p text:style-name="P8">Pasaron muchas cosas y no pude avanzar mucho, yo quería usar mis hojas recicladas para poder hacer la impresión, así me salia mas barato, pero pregunte y no se podía, así que saque impresión normal.</text:p>
      <text:p text:style-name="P8">Cuando lo puse en el afiche me di cuenta que hice el tamaño de letra muy pequeño, lo fui a ver y no se podía leer desde lejos, edito el documento e imprimo de vuelta, igualmente no pasa nada <text:s/>con las hojas por que luego los reciclo.</text:p>
      <text:p text:style-name="P8">De paso imprimo estas nuevas hojas que estoy escribiendo.</text:p>
      <text:p text:style-name="P9"/>
      <text:p text:style-name="P4">24/6/24</text:p>
      <text:p text:style-name="P10">Día capicua, me contó la profe de programación que se suspendió la feria para julio, aun no avisaron en classrrom así que no tengo idea, por ahora sigo escribiendo y no imprimo el diario de campo hasta que se confirme o des-confirme.</text:p>
      <text:p text:style-name="P10"/>
      <text:p text:style-name="P4">25/6/24</text:p>
      <text:p text:style-name="P4"><text:soft-page-break/><text:span text:style-name="T2">Estoy pensando seriamente en rehacer el proyecto, hago una investigación muy rigurosa sobre Android, el protocolo USB y Accesorio, como programar mejor (Las practicas como RAII, métodos de errores que quisiera basarme en Rust, Aplicar programación orientado a objetos sin hacer uso de Singletons, optimizaciones,etc) y como funcionan los controladores, y luego hacer lo siguiente:<text:line-break/>Crear: Gabinator_Desktop,Gabinator_Android,Gabinator_Controller.</text:span></text:p>
      <text:p text:style-name="P10">Aplicar: Docker, Git/Gitbook/Github (Ya contiene estas herramientas pero planeo integrarlos mejor),Diseño de software (Y planeamiento),etc.</text:p>
      <text:p text:style-name="P14">Implementar: Desarrollo paralelo Windows y Linux (Para el futuro)</text:p>
      <text:p text:style-name="P15"/>
      <text:p text:style-name="P12">7/7/24</text:p>
      <text:p text:style-name="P15">Estuve aprendiendo mucho sobre los protocolos y APIs que utilizo, y estuve rehaciendo Gabinator con lo que aprendí, esta nueva versión tiene interfaz gráfica y esta muchísimo mejor a nivel de código, ademas de que en la parte de Desktop empece a usar Rust, no creo que lo llegue a terminar para el 12, así que me mantendré con la versión que tengo.</text:p>
      <text:p text:style-name="P15"/>
      <text:p text:style-name="P6"/>
      <text:p text:style-name="P6"/>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Bookman Old Style" svg:font-family="'Bookman Old Style'" style:font-family-generic="roman" style:font-pitch="variable"/>
    <style:font-face style:name="Bookman Old Style1" svg:font-family="'Bookman Old Style'"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_20__28_WW_29_" style:display-name="Default Paragraph Font (WW)"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Usuario invitado</meta:initial-creator>
    <meta:editing-cycles>20</meta:editing-cycles>
    <meta:creation-date>2023-10-23T21:35:00</meta:creation-date>
    <dc:date>2024-07-10T17:49:30.877000000</dc:date>
    <meta:editing-duration>PT4H59M44S</meta:editing-duration>
    <meta:generator>LibreOffice/24.2.0.3$Windows_X86_64 LibreOffice_project/da48488a73ddd66ea24cf16bbc4f7b9c08e9bea1</meta:generator>
    <meta:document-statistic meta:table-count="0" meta:image-count="0" meta:object-count="0" meta:page-count="3" meta:paragraph-count="29" meta:word-count="955" meta:character-count="5549" meta:non-whitespace-character-count="4617"/>
    <meta:user-defined meta:name="AppVersion">16.0000</meta:user-defined>
    <meta:template xlink:type="simple" xlink:actuate="onRequest" xlink:title="Normal" xlink:href=""/>
  </office:meta>
</office:document-meta>
</file>